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0640000003E34C62FCD5B9886BD.jpg" manifest:media-type="image/jpe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5.029cm" svg:height="3.117cm" draw:z-index="0"><draw:image xlink:href="Pictures/10000000000000640000003E34C62FCD5B9886BD.jpg" xlink:type="simple" xlink:show="embed" xlink:actuate="onLoad" loext:mime-type="image/jpe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1-30T11:14:00.990768860</meta:creation-date>
    <dc:date>2020-03-06T17:21:08.863078132</dc:date>
    <meta:editing-duration>PT1M58S</meta:editing-duration>
    <meta:editing-cycles>4</meta:editing-cycles>
    <meta:generator>LibreOffice/6.3.4.2$MacOSX_X86_64 LibreOffice_project/60da17e045e08f1793c57c00ba83cdfce946d0aa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